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Preformatted_20_Text">
      <style:paragraph-properties fo:margin-left="0cm" fo:margin-right="0cm" fo:text-align="start" style:justify-single-word="false" fo:text-indent="0cm" style:auto-text-indent="false"/>
    </style:style>
    <style:style style:name="P5" style:family="paragraph" style:parent-style-name="Preformatted_20_Text">
      <style:paragraph-properties fo:margin-top="0cm" fo:margin-bottom="0.499cm"/>
    </style:style>
    <style:style style:name="P6" style:family="paragraph" style:parent-style-name="Standard" style:list-style-name="L1">
      <style:paragraph-properties fo:text-align="start" style:justify-single-word="false"/>
    </style:style>
    <style:style style:name="P7" style:family="paragraph" style:parent-style-name="Standard" style:list-style-name="L1">
      <style:paragraph-properties fo:margin-left="0cm" fo:margin-right="0cm" fo:text-align="start" style:justify-single-word="false" fo:text-indent="-0.635cm" style:auto-text-indent="false"/>
    </style:style>
    <style:style style:name="P8" style:family="paragraph" style:parent-style-name="Standard" style:list-style-name="L1">
      <style:paragraph-properties fo:margin-left="1.251cm" fo:margin-right="0cm" fo:text-align="start" style:justify-single-word="false" fo:text-indent="-0.635cm" style:auto-text-indent="fals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list-style-name="L1">
      <style:paragraph-properties fo:margin-left="0cm" fo:margin-right="0cm" fo:text-align="start" style:justify-single-word="false" fo:text-indent="0cm" style:auto-text-indent="false"/>
    </style:style>
    <style:style style:name="P11" style:family="paragraph" style:parent-style-name="Standard" style:list-style-name="L1">
      <style:paragraph-properties fo:margin-left="1.251cm" fo:margin-right="0cm" fo:text-align="start" style:justify-single-word="false" fo:text-indent="0cm" style:auto-text-indent="false"/>
    </style:style>
    <style:style style:name="T1" style:family="text">
      <style:text-properties fo:color="#00979c"/>
    </style:style>
    <style:style style:name="T2" style:family="text">
      <style:text-properties fo:color="#5e6d03"/>
    </style:style>
    <style:style style:name="T3" style:family="text">
      <style:text-properties fo:color="#d35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duino Projekt</text:p>
      <text:p text:style-name="P1"/>
      <text:p text:style-name="P2">Dokumentation</text:p>
      <text:p text:style-name="P2"/>
      <text:p text:style-name="P2">als erstes hatte ich als jemand der keinerlei Kenntnisse der Möglichkeiten von Arduino hatte das Problem ein kostengünstiges Projekt auszuwählen. Zuerst wollte ich eine digitales Schloss entwickeln, das über eine appp angestteuert werden kann. Es hat sich aber relativ rausgestellt, dass dies sowohl programmatorisch wie auch finanziell nicht über die notwendigen Ressourcen verfüge eine derartige Aufgabe zu übernehmen. Das aktuelle Projekt besteht nun darin Noten bzw. Klänge in darzustellen. Meine Recherche ergab hier recht kostengünstige Materialen die leicht zu beschaffen sind.</text:p>
      <text:p text:style-name="P2"/>
      <text:p text:style-name="P2">Als da wären :</text:p>
      <text:p text:style-name="P2"/>
      <text:list xml:id="list5664797213433147636" text:style-name="L1">
        <text:list-item>
          <text:list>
            <text:list-item>
              <text:p text:style-name="P6">evtl. 1 raspserry pi</text:p>
            </text:list-item>
            <text:list-item>
              <text:p text:style-name="P6">1 small 8 ohm speaker</text:p>
            </text:list-item>
            <text:list-item>
              <text:p text:style-name="P6">1 arduino board</text:p>
            </text:list-item>
            <text:list-item>
              <text:p text:style-name="P6">1 10 k resistor</text:p>
            </text:list-item>
            <text:list-item>
              <text:p text:style-name="P6">die nötige verkabelung (spezifierung später)</text:p>
            </text:list-item>
            <text:list-item>
              <text:p text:style-name="P6">ein usb keyboard</text:p>
              <text:p text:style-name="P6"/>
            </text:list-item>
          </text:list>
          <text:p text:style-name="P7">Formulierte Ziele meiner Anwendung:</text:p>
          <text:p text:style-name="P8">- töne und intervalle wiederzugeben</text:p>
          <text:p text:style-name="P8">- generell eine tonleiter abspielen</text:p>
          <text:p text:style-name="P8">- vielleicht ein klassisches Werk als Abfolge verschiedener Noten abspielen zu lassen</text:p>
          <text:p text:style-name="P8">- mein keyboard als klavier nutzen zu können</text:p>
          <text:p text:style-name="P7"><text:s/></text:p>
          <text:p text:style-name="P7">Als erstes geht es nun daran die Material zu beschaffen, dabei stellen sich folgende Fragen</text:p>
        </text:list-item>
        <text:list-item>
          <text:p text:style-name="P8">Arduino Board oder Rasperry Pi?</text:p>
        </text:list-item>
        <text:list-item>
          <text:p text:style-name="P8">Wie gebe ich töne wieder? Ist mein lautsprecher kompatibel?</text:p>
        </text:list-item>
        <text:list-item>
          <text:p text:style-name="P8">In welcher Zeit werden Töne abgespielt die sich möglichst natürlich abgespielt werden</text:p>
        </text:list-item>
        <text:list-item>
          <text:p text:style-name="P8">welche Töne hören sich wie vergleichbare Noten aus der realen Melodik an?</text:p>
          <text:p text:style-name="P8"/>
          <text:p text:style-name="P10">Erste antworten konnte ich auf folgenden links einsammeln</text:p>
          <text:list>
            <text:list-header>
              <text:p text:style-name="P11"><text:s/>- <text:a xlink:type="simple" xlink:href="http://www.instructables.com/id/Arduino-Basics-Making-Sound/">http://www.instructables.com/id/Arduino-Basics-Making-Sound/</text:a></text:p>
            </text:list-header>
            <text:list-item>
              <text:p text:style-name="P11"><text:a xlink:type="simple" xlink:href="http://funduino.de/nr-3-licht-und-ton">http://funduino.de/nr-3-licht-und-ton</text:a></text:p>
            </text:list-item>
            <text:list-item>
              <text:p text:style-name="P11"><text:a xlink:type="simple" xlink:href="http://funduino.de/nr-08-toene-erzeugen">http://funduino.de/nr-08-toene-erzeugen</text:a></text:p>
            </text:list-item>
            <text:list-item>
              <text:p text:style-name="P11">http://www.sengpielaudio.com/Rechner-notennamen.htm</text:p>
              <text:p text:style-name="P11"/>
            </text:list-item>
          </text:list>
        </text:list-item>
      </text:list>
      <text:p text:style-name="P3">es scheint als ob ich einen sog. <text:s/>„passive buzzer benötige“ um unterschiedliche töne zu erzeugen</text:p>
      <text:p text:style-name="P3">nach einem Gespräch mit unserem Lehrer und „Projektmentor“ Herr Hasenbank ist ein „active buzzer“ Lautsprecher ausreichend. Hier zeigt sich <text:s text:c="2"/></text:p>
      <text:p text:style-name="P3"/>
      <text:p text:style-name="P3">mögliche namen „Bass Bass, wir brauchen Bass“</text:p>
      <text:p text:style-name="P3">Rasperry Pi vs. Arduino</text:p>
      <text:p text:style-name="P3">hier leigt im grunde kein konkurrrenzprodukt vor daher kann ich mir für meine persönliche sammlung ein rasperry pi zulegen und prüfen wie der code für beide „maschinen“ funktioniert</text:p>
      <text:p text:style-name="P3"/>
      <text:p text:style-name="P3"><text:a xlink:type="simple" xlink:href="http://funduino.de/nr-08-toene-erzeugen">http://funduino.de/nr-08-toene-erzeugen</text:a></text:p>
      <text:p text:style-name="P3"/>
      <text:p text:style-name="P3"/>
      <text:p text:style-name="P3"><text:soft-page-break/></text:p>
      <text:p text:style-name="P3">HW</text:p>
      <text:p text:style-name="P3"/>
      <text:p text:style-name="P3">zum ausführen des Codes habe ich zuerst folgenden code zum probieren von <text:a xlink:type="simple" xlink:href="http://funduino.de/nr-08-toene-erzeugen">http://funduino.de/nr-08-toene-erzeugen</text:a> heruntergeladen</text:p>
      <text:p text:style-name="P3"/>
      <text:p text:style-name="P4"><text:span text:style-name="T1">void</text:span> <text:span text:style-name="T2">setup</text:span>() </text:p>
      <text:p text:style-name="Preformatted_20_Text">{</text:p>
      <text:p text:style-name="Preformatted_20_Text">}</text:p>
      <text:p text:style-name="Preformatted_20_Text"/>
      <text:p text:style-name="Preformatted_20_Text"><text:span text:style-name="T1">void</text:span> <text:span text:style-name="T2">loop</text:span>()</text:p>
      <text:p text:style-name="Preformatted_20_Text">{</text:p>
      <text:p text:style-name="Preformatted_20_Text"><text:span text:style-name="T3">tone</text:span>(8, 100); </text:p>
      <text:p text:style-name="Preformatted_20_Text"><text:span text:style-name="T3">delay</text:span>(1000); </text:p>
      <text:p text:style-name="Preformatted_20_Text"><text:span text:style-name="T3">noTone</text:span>(8); </text:p>
      <text:p text:style-name="Preformatted_20_Text"><text:span text:style-name="T3">delay</text:span>(1000); </text:p>
      <text:p text:style-name="P5">}</text:p>
      <text:p text:style-name="P3">wichtige Befehle für</text:p>
      <text:p text:style-name="P3">nach absprache hat sich herausgestellt dass meine Zielstellungen recht arbeitsintensiv sind und sich evtl. gar nicht realisieren lassen. Daher wurde die Zielstellung vorerst abgeändert, und nun ist mein erster milestone, ein programm zu schreiben, dass eine Doll</text:p>
      <text:p text:style-name="P3"/>
      <text:p text:style-name="P3">schlei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09:29:39.97</meta:creation-date>
    <dc:date>2017-01-10T12:06:46.81</dc:date>
    <meta:editing-duration>PT9H56M36S</meta:editing-duration>
    <meta:editing-cycles>10</meta:editing-cycles>
    <meta:generator>OpenOffice/4.0.0$Win32 OpenOffice.org_project/400m3$Build-9702</meta:generator>
    <meta:document-statistic meta:table-count="0" meta:image-count="0" meta:object-count="0" meta:page-count="2" meta:paragraph-count="47" meta:word-count="377" meta:character-count="2627"/>
  </office:meta>
</office:document-meta>
</file>